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.092cm" fo:margin-left="0cm" table:align="left" style:writing-mode="lr-tb"/>
    </style:style>
    <style:style style:name="Tabla4.A" style:family="table-column">
      <style:table-column-properties style:column-width="1.499cm"/>
    </style:style>
    <style:style style:name="Tabla4.B" style:family="table-column">
      <style:table-column-properties style:column-width="15.593cm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text-properties officeooo:rsid="02fa6015"/>
    </style:style>
    <style:style style:name="P4" style:family="paragraph" style:parent-style-name="Text_20_body">
      <style:text-properties officeooo:rsid="00552aaa" officeooo:paragraph-rsid="0056c254"/>
    </style:style>
    <style:style style:name="P5" style:family="paragraph" style:parent-style-name="Text_20_body">
      <style:text-properties officeooo:rsid="005653dc" officeooo:paragraph-rsid="0056c254"/>
    </style:style>
    <style:style style:name="P6" style:family="paragraph" style:parent-style-name="Text_20_body">
      <style:text-properties officeooo:rsid="0050cfd2" officeooo:paragraph-rsid="0056c254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1" style:family="paragraph" style:parent-style-name="Text_20_body">
      <style:text-properties fo:font-weight="normal" officeooo:rsid="005dbc60" officeooo:paragraph-rsid="005dbc60" style:font-weight-asian="normal" style:font-weight-complex="normal"/>
    </style:style>
    <style:style style:name="P12" style:family="paragraph" style:parent-style-name="Text_20_body">
      <style:text-properties fo:color="#355269" loext:opacity="100%" fo:font-weight="normal" officeooo:rsid="005dbc60" officeooo:paragraph-rsid="005dbc60" style:font-weight-asian="normal" style:font-weight-complex="normal"/>
    </style:style>
    <style:style style:name="P13" style:family="paragraph" style:parent-style-name="Text_20_body">
      <style:text-properties fo:color="#355269" loext:opacity="100%" fo:font-weight="normal" officeooo:rsid="005e7160" officeooo:paragraph-rsid="005e7160" style:font-weight-asian="normal" style:font-weight-complex="normal"/>
    </style:style>
    <style:style style:name="P14" style:family="paragraph" style:parent-style-name="Text_20_body">
      <style:text-properties fo:color="#355269" loext:opacity="100%" fo:font-weight="normal" officeooo:rsid="005f5c61" officeooo:paragraph-rsid="005f5c61" style:font-weight-asian="normal" style:font-weight-complex="normal"/>
    </style:style>
    <style:style style:name="P15" style:family="paragraph" style:parent-style-name="Text_20_body">
      <style:text-properties fo:color="#c9211e" loext:opacity="100%" fo:font-weight="normal" officeooo:rsid="005e7160" officeooo:paragraph-rsid="005e7160" style:font-weight-asian="normal" style:font-weight-complex="normal"/>
    </style:style>
    <style:style style:name="P16" style:family="paragraph" style:parent-style-name="Text_20_body">
      <style:text-properties fo:color="#c9211e" loext:opacity="100%" fo:font-weight="normal" officeooo:rsid="005f5c61" officeooo:paragraph-rsid="005f5c61" style:font-weight-asian="normal" style:font-weight-complex="normal"/>
    </style:style>
    <style:style style:name="P17" style:family="paragraph" style:parent-style-name="Text_20_body">
      <style:text-properties fo:color="#55215b" loext:opacity="100%" fo:font-weight="normal" officeooo:rsid="005f5c61" officeooo:paragraph-rsid="005f5c61" style:font-weight-asian="normal" style:font-weight-complex="normal"/>
    </style:style>
    <style:style style:name="P18" style:family="paragraph" style:parent-style-name="Text_20_body">
      <style:text-properties officeooo:rsid="005653dc" officeooo:paragraph-rsid="005653dc"/>
    </style:style>
    <style:style style:name="P19" style:family="paragraph" style:parent-style-name="Text_20_body">
      <style:text-properties fo:color="#000000" loext:opacity="100%" officeooo:rsid="005f5c61" officeooo:paragraph-rsid="005f5c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586b78" style:font-weight-asian="bold" style:font-weight-complex="bold"/>
    </style:style>
    <style:style style:name="T4" style:family="text">
      <style:text-properties fo:font-weight="bold" officeooo:rsid="005e5be1" style:font-weight-asian="bold" style:font-weight-complex="bold"/>
    </style:style>
    <style:style style:name="T5" style:family="text">
      <style:text-properties officeooo:rsid="00552aaa"/>
    </style:style>
    <style:style style:name="T6" style:family="text">
      <style:text-properties officeooo:rsid="005653dc"/>
    </style:style>
    <style:style style:name="T7" style:family="text">
      <style:text-properties officeooo:rsid="005721e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5e7160"/>
    </style:style>
    <style:style style:name="T10" style:family="text">
      <style:text-properties fo:color="#55215b" loext:opacity="100%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eLine1562468434464">
          <table:table-cell table:style-name="Tabla1.A1" office:value-type="string">
            <text:p text:style-name="P8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Nome</text:span><text:span text:style-name="T1">: </text:span><text:span text:style-name="T3">Rubén Agra Casal</text:span></text:p>
          </table:table-cell>
        </table:table-row>
      </table:table>
      <text:p text:style-name="Standard"/>
      <text:p text:style-name="P3"/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562468434192">
          <table:table-cell table:style-name="Tabla4.A1" office:value-type="string">
            <text:p text:style-name="P9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6">1. <text:span text:style-name="T5">Dado un teléfono móbil coas seguintes características:</text:span></text:p>
            <text:p text:style-name="P4"><text:span text:style-name="T6">Captura de vídeo:</text:span> 720p (1280x720 pixeles) <text:span text:style-name="T6">a 30fps e 32 bits</text:span></text:p>
            <text:p text:style-name="P5">Captura de audio: son estéreo con calidade de 16 bits e 2<text:span text:style-name="T7">2,1</text:span> kHz</text:p>
            <text:p text:style-name="P12">1 <text:span text:style-name="T9">Fotograma= 1280x720</text:span></text:p>
            <text:p text:style-name="P13">1 Fotograma ocupa (Bits)= 1280x720x32Bits</text:p>
            <text:p text:style-name="P13">1 Fotograma ocupa (Bytes)= 1 Fotograma ocupa (Bits)/8 Bytes</text:p>
            <text:p text:style-name="P13">Tasa transferencia vídeo (Bytes/s)= (1280x720x32/8)*30 = 110592000 Bytes/s</text:p>
            <text:p text:style-name="P13">Tasa transferencia vídeo (MiB/s) = 110592000 / (1024*1024)= 105,46875 MiB/s</text:p>
            <text:p text:style-name="P14">Aproximación= 105,469 MiB/s</text:p>
            <text:p text:style-name="P15">Cálculo de la tasa de audio: </text:p>
            <text:p text:style-name="P15">Tasa de audio: 22,1*1000*16 /8= 44200 Bytes/s</text:p>
            <text:p text:style-name="P15">Tasa de audio estéreo= 44200*2= 88200 Bytes/s</text:p>
            <text:p text:style-name="P16">Tasa de audio estéreo en MiB/s= 88200 / (1024*1024)= 0,0841140747070313</text:p>
            <text:p text:style-name="P16">MiB/s</text:p>
            <text:p text:style-name="P16">Aproximación= 0,084 MiB/s</text:p>
            <text:p text:style-name="P16"/>
            <text:p text:style-name="P17">Tasa de transferencia de material audiovisual= Tasa de transferencia de vídeo + Tasa de transferencia de audio estéreo</text:p>
            <text:p text:style-name="P16"/>
            <text:p text:style-name="P17">105,469 + 0,084 = 105,553 MiB/s</text:p>
            <text:p text:style-name="P16"/>
            <text:p text:style-name="P11"><text:span text:style-name="T4"/></text:p>
            <text:p text:style-name="P11"/>
            <text:p text:style-name="P18">Se o espazo de almacenamento libre do que dispoñemos é de 5 GB, indica a duración máxima de vídeo que podemos gravar</text:p>
            <text:p text:style-name="P18"><text:soft-page-break/></text:p>
            <text:p text:style-name="P19">Espacio libre 5GB= 5*1000*1000*1000 (Bytes) </text:p>
            <text:p text:style-name="P19">Espacio libre GiB= <text:s/>(5*1000*1000*1000)/(1024*1024*1024) GiB= 4,657 GiBs</text:p>
            <text:p text:style-name="P19">Paso de GiB a MiB= (4,657*1000*1000*1000)/(1024*1024)= 4768,372 MiB</text:p>
            <text:p text:style-name="P19"/>
            <text:p text:style-name="P19"/>
            <text:p text:style-name="P19">Tiempo de grabación= (4768,372 MiB)/(<text:span text:style-name="T10">105,553 MiB/s)= </text:span><text:span text:style-name="T8">45,17 Segundos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2T21:07:19.010000000</dc:date>
    <meta:editing-duration>PT9H9M34S</meta:editing-duration>
    <meta:editing-cycles>142</meta:editing-cycles>
    <meta:generator>LibreOffice/7.1.2.2$Windows_X86_64 LibreOffice_project/8a45595d069ef5570103caea1b71cc9d82b2aae4</meta:generator>
    <meta:document-statistic meta:table-count="2" meta:image-count="2" meta:object-count="0" meta:page-count="2" meta:paragraph-count="27" meta:word-count="183" meta:character-count="1236" meta:non-whitespace-character-count="1072"/>
  </office:meta>
</office:document-meta>
</file>